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3.2.oxt&#13;Update file created : emph.update.xml&#13;&#13;19.04.2021 15:23:1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3.1.oxt&#13;Update file created : emph-A.update.xml&#13;&#13;19.04.2021 15:12: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2.0.oxt&#13;Update file created : emph-L.update.xml&#13;&#13;19.04.2021 11:59: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27161486833504289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118817052694204695" text:style-name="L2">
        <text:list-item>
          <text:p text:style-name="P49">Version 2.1.2 :</text:p>
        </text:list-item>
      </text:list>
      <text:list xml:id="list6202364631211565251" text:style-name="L3">
        <text:list-item>
          <text:list>
            <text:list-item>
              <text:p text:style-name="P50">Localized help : resolved non-functional hyperlink due to API incompatibility introduced by Apache OpenOffice 4.1 (and LibreOffice 4.0).</text:p>
            </text:list-item>
          </text:list>
        </text:list-item>
      </text:list>
      <text:list xml:id="list35451738" text:continue-list="list8118817052694204695" text:style-name="L2">
        <text:list-item>
          <text:p text:style-name="P49">Version 2.1.1 :</text:p>
        </text:list-item>
      </text:list>
      <text:list xml:id="list1260071432823282252"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5470747" text:continue-list="list35451738" text:style-name="L2">
        <text:list-item>
          <text:p text:style-name="P49">Version 2.1.0 :</text:p>
        </text:list-item>
      </text:list>
      <text:list xml:id="list793080258501493786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5468715" text:continue-list="list35470747" text:style-name="L2">
        <text:list-item>
          <text:p text:style-name="P49">Version 2.0.0 :</text:p>
        </text:list-item>
      </text:list>
      <text:list xml:id="list4872359544396410317"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5443956" text:continue-list="list35468715" text:style-name="L2">
        <text:list-item>
          <text:p text:style-name="P49">Version 1.5.3 :</text:p>
        </text:list-item>
      </text:list>
      <text:list xml:id="list56167774091004181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36505168641164002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1315923644714484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8302317381946098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30030685833833952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853028374312408268"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483466552568186386"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696863973797734154"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403122066259485974"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66424071309128894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96187040643070072" text:style-name="L17">
        <text:list-item>
          <text:p text:style-name="P64">Arg1 : <text:span text:style-name="InstructionMacro">String</text:span> : mandatory, type of control used for the button</text:p>
        </text:list-item>
      </text:list>
      <text:list xml:id="list8922685728473214771"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0507475722662587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03738735497956707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2356744016157410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74386355316148992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47562721139940969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7489164274455692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0739513944096671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64930079175940739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12699008833594359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8366656515515449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30990728008002377"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84663627865423876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11597198694316239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34221831853221175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85821293811579689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4937785269223120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6371359719594227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086964159406257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944923478168252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5512933837955436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45420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0614750229084479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81150449584707885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55178036223855719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5</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5</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5</dc:date>
     <text:p>internal</text:p>
     <text:p>Page2</text:p>
     <text:p/>
    </office:annotation>Paragraph styles</text:p>
      <text:p text:style-name="P28"><office:annotation>
     <dc:creator>BM</dc:creator>
     <dc:date>2008-03-13T00:00:00.75</dc:date>
     <text:p>internal</text:p>
     <text:p>Page7</text:p>
     <text:p/>
    </office:annotation>Hyperlinks</text:p>
      <text:p text:style-name="hlp_5f_paragraph"><text:span text:style-name="T14"><office:annotation>
      <dc:creator>BM</dc:creator>
      <dc:date>2008-03-13T00:00:00.76</dc:date>
      <text:p>internal</text:p>
      <text:p>Page3</text:p>
      <text:p/>
     </office:annotation></text:span><text:span text:style-name="T14">Text formatting</text:span></text:p>
      <text:p text:style-name="P28"><office:annotation>
     <dc:creator>BM</dc:creator>
     <dc:date>2008-03-26T00:00:00.7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6</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6</dc:date>
     <text:p>external</text:p>
     <text:p>text/swriter/main0210.xhp</text:p>
     <text:p/>
    </office:annotation><text:span text:style-name="T14">Preview topic</text:span> </text:p>
      <text:p text:style-name="hlp_5f_paragraph">This hyperlink displays <text:s/><office:annotation>
     <dc:creator>BM</dc:creator>
     <dc:date>2008-03-15T00:00:00.76</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446640" text:continue-list="list33086964159406257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465083" text:continue-list="list3545420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7</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78</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78</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5473532" text:continue-list="list354466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6</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3.1") ' fill with your values
  setExtensionDescription("en, de")
  setDisplayName("en", "emph - Apply emphasize character styles.")
  setDisplayName("de", "emph - Betont-Zeichenvorlagen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